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88b" officeooo:paragraph-rsid="0003088b"/>
    </style:style>
    <style:style style:name="P2" style:family="paragraph" style:parent-style-name="Standard">
      <style:text-properties officeooo:rsid="0004a166" officeooo:paragraph-rsid="0004a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4</text:p>
      <text:p text:style-name="P1"><text:tab/>Today we discussed types of data structures and algorithms in lecture. <text:s/>We learned that an algorithm is just a concept to solving a problem. <text:s/>It is specifically the systematic approach to finding the solution to a certain type of problem. <text:s/>We moved on to data structures, and more specifically breadth search and depth search methods for tree type data structures. <text:s/>There are multiple types of tree type data structures: binary tree, poly tree, and 'n'-ary tree. <text:s/>Ryan told us that there is a special algorithm for binary tree data structures called the 'binary search tree' algorithm. <text:s/>We also discussed breadth search and depth search algorithms, which we implemented into a TreeNode class in classtime.</text:p>
      <text:p text:style-name="P1"/>
      <text:p text:style-name="P2">My partner, David, and I started off the day with writing a TreeNode class. <text:s/>I really liked writing this class, because it was fascinating to me how it works. <text:s/>I like the idea of being able to build a data structure on my own, with whatever I want as the value in the tree and having a connection with other data types identical with the parent-child relationship. <text:s/>That part was pretty amazing, and we had fun working on it. <text:s/>The implementation of the tree class in our project was a different story. <text:s/>We were working on our KnightPathFinder, and had some difficulty getting valid_moves to return all the moves that a knight would be able to make on the chess board. <text:s/>We fiddled around with it for quite some time until we realized that the file had been moved to a different folder, and somehow we had copied the file we were working on into a different directory, so we were actually never really editing the file we were working on. <text:s/>It took us a really long time to realize that everything we were doing was all for nothing. <text:s/>After that point we got valid moves to work decently, and continued on to new moves position. <text:s/>The concept, at least for me, was really difficult to understand on a conceptional level, at least while keeping track of all the moves. <text:s/>At the end of the day we almost got our KnightPathFinder working, because our build_move_tree method had the correct path at the end of the build, however we could never figure out how to access that node from within the tree. <text:s/>Over all a good work 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9:13:28.421369618</meta:creation-date>
    <dc:date>2015-08-27T19:45:54.958672206</dc:date>
    <meta:editing-duration>PT17M15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393" meta:character-count="2228" meta:non-whitespace-character-count="1820"/>
  </office:meta>
</office:document-meta>
</file>